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4" style:family="paragraph" style:parent-style-name="Standard">
      <style:paragraph-properties fo:margin-left="0cm" fo:margin-right="0cm" fo:text-align="justify" style:justify-single-word="false"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style:style style:name="P5" style:family="paragraph" style:parent-style-name="Standard">
      <style:paragraph-properties fo:margin-left="0cm" fo:margin-right="0cm"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style:style style:name="P6" style:family="paragraph" style:parent-style-name="Standard">
      <style:paragraph-properties fo:margin-left="0cm" fo:margin-right="0cm" fo:text-align="justify" style:justify-single-word="false"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style:style style:name="P7"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8"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Приемник был сделан из материала, напоминающего авиационную сталь, и смотрелся как-то отчужденно в блеклой сумеречной комнате, где все остальные вещи разменяли уже не первый год жизни. </text:p>
      <text:p text:style-name="P4">Ана убрала старое радио под стол и несколько раз передвигала с новый приемник, то прижимая его к стенке, то, напротив, подвигая к краю стола, однако ей все время что-то не нравилось, как будто этому странному даже чуть пугающему устройству на ее столе не было места.</text:p>
      <text:p text:style-name="P4">Ана даже не сразу решилась его подключить, сомневаясь, что ей сейчас, сразу после укола, стоит слушать радио.</text:p>
      <text:p text:style-name="P4">У нового приемника было несколько регуляторов частоты, Ана поначалу перепутала их с громкостью, и первый же канал, который она настроила по памяти, отозвался сокрушительным гвалтом, похожим то ли на тяжелую ритмичную музыку, то ли запись кананоды праздничного салюта, от которой было несложно потерять слух.</text:p>
      <text:p text:style-name="P4">Ана попыталась настроить радио на те станции, которые перестал ловить ее старый приемник, однако регуляторы казались ей то слишком неточными, то, напротив, черезчур чувствительными, а читать пухлую инструкцию в такой час ей не хотелось. Как и включать свет, от которого, как она была уверена, у нее наверняка заболели бы глаза.</text:p>
      <text:p text:style-name="P4">По некоторым частотам звук едва слышался - передача была чистой, без помех, однако голоса казались сдавленными потускневшими, по другим же, особенно если играла музыка или раздавался скрип помех, громкость зашкаливала как у громкоговорителей на станции. <text:s/>Ана даже начала думать, что продавец обманул ее и в действительности приемник попросту неисправен.</text:p>
      <text:p text:style-name="P4">В конце концов Ана решила, что в таком состоянии она все равно не сможет ничего найти и оставила приемник на знакомой частоте, по которой передавали сводки новостей - каждые вечер и утро, - чтобы привычная бодрая мелодия и голос ведущего разбудили ее завтра.</text:p>
      <text:p text:style-name="P5">Однако идти спать ей не хотелось.</text:p>
      <text:p text:style-name="P2">Ана слушала передачу, скучный повтор новостей, которые она уже обсуждала утром с Илой, медленно засыпая за столом. Ана даже не сняла верхнюю одежду, от которой пахло влагой, точно она снова попала под дождь.</text:p>
      <text:p text:style-name="P2">Респираторная маска была пренебрежительно брошена на постель. Ана чувствовала болезненную слабость во всем теле, ей тяжело было даже просто поднять руку, чтобы смахнуть упавшую прядь со лба. Голова начинала болеть из-за спертого воздуха и раздражающего гула, который издавал бесполезный очиститель.</text:p>
      <text:p text:style-name="P3">Ана была почему-то уверена в том, что по радио должны сообщить о чем-то очень важном, что ей непременно нужно узнать, что она <text:soft-page-break/>обязательно должна услышать, пусть даже ей и хочется спать. Но диктор упрямо продолжал говорить о дожде:</text:p>
      <text:p text:style-name="P3">- ...были уверены, что фронт пройдет мимо, но...</text:p>
      <text:p text:style-name="P3">За окном начинали загораться синие фонари.</text:p>
      <text:p text:style-name="P3">- ...изменится течение ветра...</text:p>
      <text:p text:style-name="P3">Очиститель воздуха натруженно гудел, но в комнате все равно было душно. </text:p>
      <text:p text:style-name="P3">- ...рекордный уровень осадков за последние сто лет...</text:p>
      <text:p text:style-name="P3">Ане захотелось открыть окно. Ведущий программы новостей продолжал:</text:p>
      <text:p text:style-name="P3"><text:span text:style-name="T1">- Сейчас же весь город, вплоть до песков, занятут туманом. По оценкам наших... это самый сильный туман за последние...</text:span></text:p>
      <text:p text:style-name="P2">Ана положила руки на стол и опустила на них голову.</text:p>
      <text:p text:style-name="P4">- ...предупреждает, что вечером также возможны осадки. В связи с чем настоятельно рекомендуется...</text:p>
      <text:p text:style-name="P4">Ане показалось, что за окном шумит дождь, однако это всего лишь шелестел очиститель воздуха. В комнату упали мягкие синие тени - на улице начинали зажигать ночные фонари.</text:p>
      <text:p text:style-name="P4">Ей вдруг вспомнилась радио-станция из записки Нива, которую она никак не могла настроить на своем старое приемнике, скрипевшем и скрежетавшем, когда она пыталась выставить нужное положение значение частоты.</text:p>
      <text:p text:style-name="P4">Ана подняла голову и, убавив громкость, стала осторожно поворачивать ручку регулятора частоты. Приемник зашипел, потом сконфуженно замолк и наконец, когда Ана выставила точные значения частоты с помощью второго регулятора, выдохнул едва слышный сдавленный голос, вздрагивавший и сливавшийся с тишиной.</text:p>
      <text:p text:style-name="P4">Ана прибавила громкость.</text:p>
      <text:p text:style-name="P4">- ...начинается завершающая стадия подготовки к полету, - гордо объявил ведущий. - Теперь в течение нескольких недель ежедневно будут проводиться то, что в центре называют подготовочным запуском. Взлет состоится из южных доков, и это, видимо, говорит о том, что руководство полета не верит в приметы. И хотя вход на территорию доков закрыт, все желающие, тем не менее, смогут наблюдать за своеобразными репетициями взлета снаружи. Нам сообщили, что весь персонал будет каждый вечер отрабатывать те действия, которые им придется совершать в день взлюта, включая включая многочисленные ситуации, вплоть до экстренных, которые могут возникнуть при старте. Это явно показывает, что центр решительно не намерен повторять прежние ошибки.</text:p>
      <text:p text:style-name="P4">Ана пораженно уставилась на приемник. Она не могла поверить тому, что слышит. Казалось, что ее новый приемник умел принимать радио-<text:soft-page-break/>волны из прошлого.</text:p>
      <text:p text:style-name="P4">- Программа полета осталась неизменной. По оценкам аналитиков в течение ближайших пятидесяти лет с кораблем будет поддерживать прямая связь через спутник на орбите. В будущем однако планируется поднять на орбиту спутник с более мощной антенной, проект которого уже находится в разработке, и это позволит продлить время, когда Вимауна будет оставаться на связи.</text:p>
      <text:p text:style-name="P4">Ана все еще остолбенело смотрела на приемник.</text:p>
      <text:p text:style-name="P4">- Корабль будет не только передавать на Дёзу данные, но также и выступать в виде своеобразного послания от нашей планеты другим цивилизациям. И хотя шанс, что на своем пути Вимауна действительно столкнется с кораблями других цивилизаций не очень велик, немалое внимание уделяется и этой части миссии.</text:p>
      <text:p text:style-name="P4">Ана включила в комнате свет, словно надеясь, что электрические лампы заставят сгинуть эту навязчивую иллюзию, странный побочный эффект внеурочного укола, радио замолкнет, а то и вовсе превратится в ее старый потрепанный приемник, однако ведущий невозмутимо продолжал:</text:p>
      <text:p text:style-name="P4">- На корабль будет погружен специальный контейнер, содержащий множество вещей, которые помогли бы представителям других цивилизаций составить представление о нашей культуре. Там будет таблички с алфавитом на двух языках, а также основными правилами грамматики, описание устройства двигателей Вимауны, стихи на гаали, а также записи наиболее известных музыкальных произведений. Записи, чтобы избежать губительное воздействие космических излучений, сделаны на специальных дисках из практически вечного металлического сплава, на которые, по особой технологии, нанесены круговые рельефные дорожки. Из можно воспроизводить с помощью несложного устройства, также помещенного в контейнер. При движении по этим дорожкам тонкой иглы создаются звуковые колебания, которые и складываются в музыку. По заверениям разработавших эту технологию ученых качество звучания в таком случае не уступает записи на магнитную пленку.</text:p>
      <text:p text:style-name="P4">Ана чуть повернула ручку регулятора, и голос ведущего разошелся помехами. Она вновь настроила радио на ту же частоту, послышалась какая-то нечеткая музыка, Ана даже обрадовалась, но затем вновь затараторил ведущий:</text:p>
      <text:p text:style-name="P4">- Также было решено включить в послание и своеобразную карту Дёзы - вернее анильского моря и близлежащих за ним песков, чтобы те, кто обнаружит Вимауну, могли узщнать побольше о климате и жизни на нашей планете. Послание будет включать несколько слепков с одной и той же местности, по которым можно проследить движение песков. Что характерно, карта рельфа записана по той же технологии, что и <text:soft-page-break/>музыкальные композиции, и ее можно будет тоже прослушивать как музыку.</text:p>
      <text:p text:style-name="P4">Ана уже собиралась и вовсе выключить радио - даже решила, что завтра обязательно отнесет его обратно, ведь оно не должно принимать передачи, посланные десятки лет назад, - когда ведущий наконец произнес:</text:p>
      <text:p text:style-name="P4">- Корабль, напомним, был назван Двита Вимауна и имеет немало общего в устройстве с первой Вимауной, полет которой двенадцать лет закончился катастрофой. Однако в этой раз все системы корабля полностью переработаны, и ситуация, которая привела к крушению первой Вимауны, в принципе невозможна. Поэтому в центре не сомневаются в успехе второго полета. Однако точная дата взлета пока не названа - неизвестно держат ли ее в тайне или точные сроки действительно еще не установлены.</text:p>
      <text:p text:style-name="P4">Передача закончилась, послышалась ритмичная мелодия, постепенно спадающая в тишины, а за ней три монотонных сигнала, извещающих о конце радио-эфира - была уже глубокая ночь.</text:p>
      <text:p text:style-name="P4">Ана легла спать, стараясь не думать об услышанном - уже слишком поздно да и у нее слегка кружится голова после укола, а от яркого электрического света разболелись глаза, - и ей приснился сон о космическом корабле, который в огненном зареве взлетает над пустыней, почти скрывается в темно-сером безвидном небе, а затем начинает падать в пески.</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72H21M33S</meta:editing-duration>
    <meta:editing-cycles>343</meta:editing-cycles>
    <meta:generator>OpenOffice.org/3.1$Win32 OpenOffice.org_project/310m11$Build-9399</meta:generator>
    <dc:date>2010-02-10T01:41:03.12</dc:date>
    <dc:creator>Василий Воронков</dc:creator>
    <meta:document-statistic meta:table-count="0" meta:image-count="0" meta:object-count="0" meta:page-count="4" meta:paragraph-count="38" meta:word-count="1245" meta:character-count="8487"/>
    <meta:user-defined meta:name="Info 1"/>
    <meta:user-defined meta:name="Info 2"/>
    <meta:user-defined meta:name="Info 3"/>
    <meta:user-defined meta:name="Info 4"/>
  </office:meta>
</office:document-meta>
</file>